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How are Spot Instances billed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Instances current spot prices x user-defined max spot pric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requests (One-time and Persistent Spot requests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 for a set of spot instances and optionally on-demand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s allow us to automatically request spot instances with the lowest pri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Placement groups (cluster, spread, partition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of Elastic Network Interfaces for failover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C2 Hibernate and storing RAM data on encrypted EBS volum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NI’s are bound to an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6" office:value-type="string" calcext:value-type="string">
            <text:p>Is a network dr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eature available for SAA level exam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Bound to a specific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Delete on termination featu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oot volume Is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Any other volumes are not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napshots can be copied across Azs and region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 arch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ecycle bin for EBS Snapsnot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Fast snapshot resto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gp2/gp3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io1/io2 and io2 block expres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t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c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Only gp2/gp3 and io1/io2 can be used as boot volum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or io1/io2 family support a max number of 16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How to create encrypted volume from an unencrypted on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s use IO so they shouldn’t be used when the app is dealing with a lot of traffic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4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4" office:value-type="string" calcext:value-type="string">
            <text:p>Instance store achieves the highest IOPS?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4" office:value-type="string" calcext:value-type="string">
            <text:p>Migrate EBS Volume to another AZ by taking a snapshot and restoring it in another AZ</text:p>
          </table:table-cell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F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its inside a security group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Is regional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cales automatically, no capacity planning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Performance mode: General purpose or Max/IO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Throughput mode: Bursting or provision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Linux only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FS-IA e ONE ZONE IA</text:p>
          </table:table-cell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Load balancers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ALB: HTTP, HTTPS, WebSocket - 7th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B: TCP, UDP, TLS - 4th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W: IP - 3rd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B has one static IP per 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’s for ALB, NLB and GLB need to be priv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B uses the GENEVE protocol on port 6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cky s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coo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 cookie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-based coo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-zone load balancing on x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enabled by default on ALB, no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disabled by default on NLB, with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disabled by default on GLB, no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I only works for ALB, NLB and CloudFr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Prot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he following cookie names are reserved by the ELB (AWSALB, AWSALBAPP, AWSALBTG)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he NLB supports HTTP health checks as well as TCP and HTT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uto scaling group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Launch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/max/desired number of inst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ing pol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c scaling policies (simple scaling, step scaling, target-tracking scal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ve scaling poli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eduled 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ing cooldowns (ASG doesnt launch new instances if the scaling has been triggered recentl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RDS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You can’t SSH into inst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 in time restore for back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-AZ for?</text:p>
          </table:table-cell>
          <table:table-cell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-Region for?</text:p>
          </table:table-cell>
          <table:table-cell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d-Replicas for?</text:p>
          </table:table-cell>
          <table:table-cell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 Storage is backed up by EBS gp2 and io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age-auto scaling (remember Maximum Storage Threshol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-Replicas can be promoted for original 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 replicas replication is asynchron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-AZ replication is synchron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le AZ to Multi AZ consists in taking a snapshot and restoring it in another 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 still pay for stopped RDS database. If we plan to stop for a long time, snapshot &amp; restore is a better strate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utomated backups, we can retain them for up to 35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manual backups, we can retain them for as long as we w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-prem to RDS: Store backup to S3 and restore it to an RDS in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S Proxy to decrease DB resource utilization and enforce IAM authentication. RDS Proxy is NOT publicly access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S can have up to 5 read-replic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urora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Storage automatically grows its sto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Aurora instance takes write operations (Writer endpoi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y Aurora instances take read operations (Reader endpoi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er endpoints and reader endpoints share a storage volume that expands from 10G to 128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er endpoints have auto-scal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 endpoints to perform analytics or other operations in specific Aurora instance fami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less available with a Proxy Fl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ora Multi-Master: Every node does R/W, for immediate failover of the writer-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ora Cross Region replication takes less than 1sec (Hint from exam to use Global Auro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ora Machine Learning allows us to leverage ML services for product recommendations and fraud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-prem to Aurora Cluster: Backup on-prem using Percona XtraBackup, store the file to S3, and restore it to an Aurora 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ora Database Clon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lastiCache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Cache hit/Cache m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to store user session on 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cached has no replication, no persistance and no backup and res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astiCache does not support IAM au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zy lo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e throu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ssion s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is Sorted Sets for uniqueness and element ord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is Auth is important!</text:p>
          </table:table-cell>
          <table:table-cell table:number-columns-repeated="1023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5:29:43.009421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0T18:06:00.209123183</dc:date>
    <meta:editing-duration>PT1H34M44S</meta:editing-duration>
    <meta:editing-cycles>10</meta:editing-cycles>
    <meta:generator>LibreOffice/7.3.7.2$Linux_X86_64 LibreOffice_project/30$Build-2</meta:generator>
    <meta:document-statistic meta:table-count="1" meta:cell-count="119" meta:object-count="0"/>
  </office:meta>
</office:document-meta>
</file>